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Black"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font-size="15pt" fo:font-weight="bold" officeooo:rsid="001f1b0f" officeooo:paragraph-rsid="001f1b0f" style:font-size-asian="15pt" style:font-weight-asian="bold" style:font-size-complex="15pt" style:font-weight-complex="bold"/>
    </style:style>
    <style:style style:name="P2" style:family="paragraph" style:parent-style-name="Standard">
      <loext:graphic-properties draw:fill="solid" draw:fill-color="#ffffff"/>
      <style:paragraph-properties fo:margin-top="0cm" fo:margin-bottom="0cm" loext:contextual-spacing="false" fo:line-height="100%" fo:background-color="#ffffff"/>
      <style:text-properties fo:font-size="13pt" fo:font-weight="normal" officeooo:rsid="001f1b0f" officeooo:paragraph-rsid="0020237f" style:font-size-asian="13pt" style:font-weight-asian="normal" style:font-size-complex="13pt" style:font-weight-complex="normal"/>
    </style:style>
    <style:style style:name="P3" style:family="paragraph" style:parent-style-name="List_20_Paragraph" style:list-style-name="WWNum1">
      <loext:graphic-properties draw:fill="solid" draw:fill-color="#ffffff"/>
      <style:paragraph-properties fo:margin-top="0cm" fo:margin-bottom="0cm" loext:contextual-spacing="true" fo:line-height="100%" fo:background-color="#ffffff"/>
      <style:text-properties fo:font-size="13pt" officeooo:paragraph-rsid="0020237f" style:font-size-asian="13pt" style:font-size-complex="13pt"/>
    </style:style>
    <style:style style:name="P4" style:family="paragraph" style:parent-style-name="List_20_Paragraph">
      <loext:graphic-properties draw:fill="solid" draw:fill-color="#ffffff"/>
      <style:paragraph-properties fo:margin-top="0cm" fo:margin-bottom="0cm" loext:contextual-spacing="true" fo:line-height="100%" fo:background-color="#ffffff"/>
      <style:text-properties fo:font-size="13pt" officeooo:paragraph-rsid="0020237f" style:font-size-asian="13pt" style:font-size-complex="13pt"/>
    </style:style>
    <style:style style:name="P5" style:family="paragraph" style:parent-style-name="List_20_Paragraph">
      <loext:graphic-properties draw:fill="solid" draw:fill-color="#ffffff"/>
      <style:paragraph-properties fo:margin-top="0cm" fo:margin-bottom="0cm" loext:contextual-spacing="true" fo:line-height="100%" fo:background-color="#ffffff"/>
      <style:text-properties fo:font-size="13pt" officeooo:rsid="0020237f" officeooo:paragraph-rsid="0020237f" style:font-size-asian="13pt" style:font-size-complex="13pt"/>
    </style:style>
    <style:style style:name="P6" style:family="paragraph" style:parent-style-name="List_20_Paragraph">
      <loext:graphic-properties draw:fill="solid" draw:fill-color="#ffffff"/>
      <style:paragraph-properties fo:margin-top="0cm" fo:margin-bottom="0cm" loext:contextual-spacing="true" fo:line-height="100%" fo:background-color="#ffffff"/>
      <style:text-properties fo:font-size="14pt" fo:font-weight="bold" officeooo:rsid="00215bd4" officeooo:paragraph-rsid="00215bd4" style:font-size-asian="14pt" style:font-weight-asian="bold" style:font-size-complex="14pt" style:font-weight-complex="bold"/>
    </style:style>
    <style:style style:name="P7" style:family="paragraph" style:parent-style-name="List_20_Paragraph" style:list-style-name="WWNum1">
      <loext:graphic-properties draw:fill="solid" draw:fill-color="#ffffff"/>
      <style:paragraph-properties fo:margin-left="0cm" fo:margin-right="0cm" fo:margin-top="0cm" fo:margin-bottom="0cm" loext:contextual-spacing="true" fo:line-height="100%" fo:text-indent="0cm" style:auto-text-indent="false" fo:background-color="#ffffff"/>
      <style:text-properties fo:font-size="13pt" officeooo:paragraph-rsid="0020237f" style:font-size-asian="13pt" style:font-size-complex="13pt"/>
    </style:style>
    <style:style style:name="P8" style:family="paragraph" style:parent-style-name="List_20_Paragraph">
      <loext:graphic-properties draw:fill="solid" draw:fill-color="#ffffff"/>
      <style:paragraph-properties fo:margin-left="0cm" fo:margin-right="0cm" fo:margin-top="0cm" fo:margin-bottom="0cm" loext:contextual-spacing="true" fo:line-height="100%" fo:text-indent="0cm" style:auto-text-indent="false" fo:background-color="#ffffff"/>
      <style:text-properties style:font-name="Liberation Sans Narrow" fo:font-size="13pt" officeooo:paragraph-rsid="0020237f" style:font-size-asian="13pt" style:font-size-complex="13pt"/>
    </style:style>
    <style:style style:name="T1" style:family="text">
      <style:text-properties fo:color="#222222" style:font-name="Arial Black" style:font-name-asian="Times New Roman" style:font-name-complex="Arial"/>
    </style:style>
    <style:style style:name="T2" style:family="text">
      <style:text-properties fo:color="#222222" style:font-name-asian="Times New Roman" style:font-name-complex="Arial"/>
    </style:style>
    <style:style style:name="T3" style:family="text">
      <style:text-properties fo:color="#222222" style:font-name="Liberation Serif" style:font-name-asian="Times New Roman" style:font-name-complex="Arial"/>
    </style:style>
    <style:style style:name="T4" style:family="text">
      <style:text-properties fo:color="#222222" style:font-name="Liberation Serif" officeooo:rsid="0021051d" style:font-name-asian="Times New Roman" style:font-name-complex="Arial"/>
    </style:style>
    <style:style style:name="T5" style:family="text">
      <style:text-properties officeooo:rsid="0020237f"/>
    </style:style>
    <style:style style:name="T6" style:family="text">
      <style:text-properties fo:font-size="14pt" officeooo:rsid="0020237f"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X <text:s text:c="2"/>Approach 1 – Enhancing the present raw HTML editor itself in the edx-platform (needs appropriate title)</text:p>
      <text:p text:style-name="P1"/>
      <text:p text:style-name="P1"/>
      <text:p text:style-name="P1"><text:span text:style-name="T5"><text:s text:c="9"/></text:span><text:span text:style-name="T6"><text:s/>X.1 Observations and plan of action</text:span></text:p>
      <text:p text:style-name="P1"/>
      <text:list xml:id="list1657830468" text:style-name="WWNum1">
        <text:list-header>
          <text:p text:style-name="P7"><text:span text:style-name="T2"><text:s text:c="11"/>OpenEdx has not written their own editor neither the <text:s/>visual editor nor the raw editor.</text:span></text:p>
          <text:p text:style-name="P3"><text:span text:style-name="T2">OpenEdx uses open source text editors for this purpose.The visual editor is tinyMCE editor <text:s/>&amp; the raw editor is CodeMirror Editor .These editors are located in edx source code, in github.CodeMirror is made to work in the custom mode configuration.</text:span></text:p>
          <text:p text:style-name="P3"><text:span text:style-name="T2">OpenEdx is using a very old version of CodeMirror.</text:span></text:p>
          <text:p text:style-name="P3"><text:span text:style-name="T2">The tinymce editor folder of openedx consists of a plugin called "codemirror-for-tinymce".The good thing about this plugin is that any version of codemirror can be used in the code and it will work perfectly fineThe “codemirror-for-tinymce” plugin is already in use in the OpenEdx repository.</text:span></text:p>
          <text:p text:style-name="P3"><text:span text:style-name="T2"/></text:p>
          <text:p text:style-name="P3"><text:span text:style-name="T2">We can use the “codemirror-for-tinymce” plugin for tinymce 4.x.x versions. </text:span></text:p>
          <text:p text:style-name="P3"><text:span text:style-name="T2">There is an xblock module or simply an xblock called html-module.py </text:span></text:p>
          <text:p text:style-name="P3"><text:span text:style-name="T2">This particular xblock module handles the operation of the html editor in openedx.</text:span></text:p>
          <text:p text:style-name="P3"><text:span text:style-name="T2">This is the module that loads the html editor widget and configures both (tinymce and codemirror) editors to work hand in hand with the help of “codemirror” plugin for tinymce</text:span><text:span text:style-name="T1">. </text:span></text:p>
        </text:list-header>
      </text:list>
      <text:p text:style-name="P4"><text:span text:style-name="T3"/></text:p>
      <text:p text:style-name="P5"><text:span text:style-name="T3">Our plan of action was to download the latest versions of TinyMCE, CodeMirror and the plugin “codemirror-for-tinymce” from their respective git repositories into our local Machine. First we would itregate the two i.e CodeMirror and TinyMCE using the plugin and test it in our local Machine. Next we would intregate it with Open edX using a Open edX developing environment. Expected result should be TinyMCE loading the instance of latest cersion of CodeMirror as its raw HTML editor. However this implementation would only solve the indentation and code folding problem. </text:span><text:span text:style-name="T4">Internal CSS problem can be solved by wrapping the entire content inside an iframe and theming the iframe to look invisible.</text:span></text:p>
      <text:p text:style-name="P5"><text:span text:style-name="T4"/></text:p>
      <text:p text:style-name="P5"><text:span text:style-name="T4"/></text:p>
      <text:p text:style-name="P5"><text:span text:style-name="T4"/></text:p>
      <text:p text:style-name="P6"><text:span text:style-name="T4">X.</text:span><text:span text:style-name="T3">2 Implementation</text:span></text:p>
      <text:p text:style-name="P6"><text:span text:style-name="T3"/></text:p>
      <text:p text:style-name="P6"><text:span text:style-name="T3"/></text:p>
      <text:p text:style-name="P8"><text:span text:style-name="T2"><text:s text:c="12"/></text:span></text:p>
      <text:p text:style-name="P4"><text:span text:style-name="T1"/></text:p>
      <text:p text:style-name="P5"><text:span text:style-name="T1"/></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Black"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5T16:24:11.282985325</meta:creation-date>
    <dc:date>2018-06-25T17:32:02.989764243</dc:date>
    <meta:editing-duration>PT41M18S</meta:editing-duration>
    <meta:editing-cycles>2</meta:editing-cycles>
    <meta:generator>LibreOffice/6.0.3.2$Linux_X86_64 LibreOffice_project/00m0$Build-2</meta:generator>
    <meta:document-statistic meta:table-count="0" meta:image-count="0" meta:object-count="0" meta:page-count="1" meta:paragraph-count="14" meta:word-count="318" meta:character-count="1983" meta:non-whitespace-character-count="1645"/>
  </office:meta>
</office:document-meta>
</file>